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Symbol2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2" svg:font-family="Georgia" style:font-adornments="Bold" style:font-family-generic="roman" style:font-pitch="variable"/>
    <style:font-face style:name="Georgia" svg:font-family="Georgia" style:font-adornments="Italic" style:font-family-generic="roman" style:font-pitch="variable"/>
    <style:font-face style:name="Georgia1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5" style:family="paragraph" style:parent-style-name="Text_20_body">
      <style:paragraph-properties fo:text-align="start" style:justify-single-word="false"/>
      <style:text-properties officeooo:rsid="16c2b50f" officeooo:paragraph-rsid="16ce184b"/>
    </style:style>
    <style:style style:name="P6" style:family="paragraph" style:parent-style-name="Text_20_body">
      <style:paragraph-properties fo:text-align="start" style:justify-single-word="false"/>
      <style:text-properties officeooo:rsid="16c8e094" officeooo:paragraph-rsid="16c8e094"/>
    </style:style>
    <style:style style:name="P7" style:family="paragraph" style:parent-style-name="Text_20_body">
      <style:paragraph-properties fo:text-align="start" style:justify-single-word="false"/>
      <style:text-properties officeooo:rsid="16cc3c98" officeooo:paragraph-rsid="16cc3c98"/>
    </style:style>
    <style:style style:name="P8" style:family="paragraph" style:parent-style-name="Text_20_body">
      <style:paragraph-properties fo:text-align="start" style:justify-single-word="false"/>
      <style:text-properties officeooo:rsid="16a139f3" officeooo:paragraph-rsid="16ce184b"/>
    </style:style>
    <style:style style:name="P9" style:family="paragraph" style:parent-style-name="Text_20_body">
      <style:paragraph-properties fo:text-align="start" style:justify-single-word="false"/>
      <style:text-properties officeooo:rsid="16ce184b" officeooo:paragraph-rsid="16ce184b"/>
    </style:style>
    <style:style style:name="P10" style:family="paragraph" style:parent-style-name="Text_20_body">
      <style:paragraph-properties fo:text-align="start" style:justify-single-word="false"/>
      <style:text-properties officeooo:rsid="16c6f369" officeooo:paragraph-rsid="16ce184b"/>
    </style:style>
    <style:style style:name="P11" style:family="paragraph" style:parent-style-name="Text_20_body">
      <style:paragraph-properties fo:text-align="start" style:justify-single-word="false"/>
      <style:text-properties officeooo:rsid="16a5a98e" officeooo:paragraph-rsid="16ce184b"/>
    </style:style>
    <style:style style:name="P12" style:family="paragraph" style:parent-style-name="Text_20_body">
      <style:paragraph-properties fo:text-align="start" style:justify-single-word="false"/>
      <style:text-properties officeooo:rsid="16a5a98e" officeooo:paragraph-rsid="1711df76"/>
    </style:style>
    <style:style style:name="P13" style:family="paragraph" style:parent-style-name="Text_20_body">
      <style:paragraph-properties fo:text-align="start" style:justify-single-word="false"/>
      <style:text-properties officeooo:rsid="16acf465" officeooo:paragraph-rsid="16ce184b"/>
    </style:style>
    <style:style style:name="P14" style:family="paragraph" style:parent-style-name="Text_20_body">
      <style:paragraph-properties fo:text-align="start" style:justify-single-word="false"/>
      <style:text-properties officeooo:rsid="16b327cf" officeooo:paragraph-rsid="16d19975"/>
    </style:style>
    <style:style style:name="P15" style:family="paragraph" style:parent-style-name="Text_20_body">
      <style:text-properties officeooo:paragraph-rsid="16cfedf3"/>
    </style:style>
    <style:style style:name="P16" style:family="paragraph" style:parent-style-name="Text_20_body">
      <style:text-properties officeooo:rsid="3adb7245" officeooo:paragraph-rsid="16cfedf3"/>
    </style:style>
    <style:style style:name="P17" style:family="paragraph" style:parent-style-name="Text_20_body">
      <style:paragraph-properties fo:text-align="start" style:justify-single-word="false"/>
      <style:text-properties officeooo:rsid="3adb7245" officeooo:paragraph-rsid="16d19975"/>
    </style:style>
    <style:style style:name="P18" style:family="paragraph" style:parent-style-name="Text_20_body">
      <style:text-properties officeooo:rsid="3adb7245" officeooo:paragraph-rsid="16d19975"/>
    </style:style>
    <style:style style:name="P19" style:family="paragraph" style:parent-style-name="Text_20_body">
      <style:text-properties officeooo:rsid="3a6d95a0" officeooo:paragraph-rsid="16cfedf3"/>
    </style:style>
    <style:style style:name="P20" style:family="paragraph" style:parent-style-name="Text_20_body">
      <style:text-properties officeooo:rsid="3a6d95a0" officeooo:paragraph-rsid="16d19975"/>
    </style:style>
    <style:style style:name="P21" style:family="paragraph" style:parent-style-name="Text_20_body">
      <style:text-properties officeooo:rsid="3ada9da4" officeooo:paragraph-rsid="16cfedf3"/>
    </style:style>
    <style:style style:name="P22" style:family="paragraph" style:parent-style-name="Text_20_body">
      <style:text-properties officeooo:rsid="3ada9da4" officeooo:paragraph-rsid="16d19975"/>
    </style:style>
    <style:style style:name="P23" style:family="paragraph" style:parent-style-name="Text_20_body">
      <style:paragraph-properties fo:text-align="start" style:justify-single-word="false"/>
      <style:text-properties officeooo:rsid="16d19975" officeooo:paragraph-rsid="16ce184b"/>
    </style:style>
    <style:style style:name="P24" style:family="paragraph" style:parent-style-name="Text_20_body">
      <style:paragraph-properties fo:text-align="start" style:justify-single-word="false"/>
      <style:text-properties officeooo:rsid="16d19975" officeooo:paragraph-rsid="16d19975"/>
    </style:style>
    <style:style style:name="P25" style:family="paragraph" style:parent-style-name="Text_20_body">
      <style:paragraph-properties fo:text-align="start" style:justify-single-word="false"/>
      <style:text-properties officeooo:rsid="16ca5d11" officeooo:paragraph-rsid="16ca5d11"/>
    </style:style>
    <style:style style:name="P26" style:family="paragraph" style:parent-style-name="Text_20_body">
      <style:text-properties officeooo:rsid="16bcf6a6" officeooo:paragraph-rsid="16bcf6a6"/>
    </style:style>
    <style:style style:name="P27" style:family="paragraph" style:parent-style-name="Text_20_body">
      <style:text-properties officeooo:rsid="16d5a7f1" officeooo:paragraph-rsid="16d5a7f1"/>
    </style:style>
    <style:style style:name="P28" style:family="paragraph" style:parent-style-name="Text_20_body">
      <style:text-properties officeooo:rsid="16d9016f" officeooo:paragraph-rsid="16d9016f"/>
    </style:style>
    <style:style style:name="P29" style:family="paragraph" style:parent-style-name="Text_20_body">
      <style:text-properties officeooo:rsid="16daf3d3" officeooo:paragraph-rsid="16daf3d3"/>
    </style:style>
    <style:style style:name="P30" style:family="paragraph" style:parent-style-name="Text_20_body">
      <style:text-properties officeooo:rsid="16de0ef5" officeooo:paragraph-rsid="16de0ef5"/>
    </style:style>
    <style:style style:name="P31" style:family="paragraph" style:parent-style-name="Text_20_body">
      <style:text-properties officeooo:rsid="16de5be7" officeooo:paragraph-rsid="16de5be7"/>
    </style:style>
    <style:style style:name="P32" style:family="paragraph" style:parent-style-name="Text_20_body">
      <style:text-properties officeooo:rsid="16de5be7" officeooo:paragraph-rsid="16e0ee99"/>
    </style:style>
    <style:style style:name="P33" style:family="paragraph" style:parent-style-name="Text_20_body">
      <style:text-properties officeooo:rsid="16e0ee99" officeooo:paragraph-rsid="16e0ee99"/>
    </style:style>
    <style:style style:name="P34" style:family="paragraph" style:parent-style-name="Text_20_body">
      <style:paragraph-properties fo:text-align="start" style:justify-single-word="false"/>
      <style:text-properties officeooo:rsid="16e30164" officeooo:paragraph-rsid="16e30164"/>
    </style:style>
    <style:style style:name="P35" style:family="paragraph" style:parent-style-name="Text_20_body">
      <style:text-properties officeooo:rsid="16e5540f" officeooo:paragraph-rsid="16e5540f"/>
    </style:style>
    <style:style style:name="P36" style:family="paragraph" style:parent-style-name="Text_20_body">
      <style:paragraph-properties fo:text-align="start" style:justify-single-word="false"/>
      <style:text-properties officeooo:rsid="16f70f5e" officeooo:paragraph-rsid="16f70f5e"/>
    </style:style>
    <style:style style:name="P37" style:family="paragraph" style:parent-style-name="Text_20_body">
      <style:paragraph-properties fo:text-align="start" style:justify-single-word="false"/>
      <style:text-properties officeooo:rsid="16f8874b" officeooo:paragraph-rsid="16f8874b"/>
    </style:style>
    <style:style style:name="P38" style:family="paragraph" style:parent-style-name="Text_20_body">
      <style:paragraph-properties fo:text-align="start" style:justify-single-word="false"/>
      <style:text-properties officeooo:rsid="16acca29" officeooo:paragraph-rsid="16ce184b"/>
    </style:style>
    <style:style style:name="P39" style:family="paragraph" style:parent-style-name="Text_20_body">
      <style:paragraph-properties fo:text-align="start" style:justify-single-word="false"/>
      <style:text-properties officeooo:rsid="16f9fc87" officeooo:paragraph-rsid="16f9fc87"/>
    </style:style>
    <style:style style:name="P40" style:family="paragraph" style:parent-style-name="Text_20_body">
      <style:paragraph-properties fo:text-align="start" style:justify-single-word="false"/>
      <style:text-properties officeooo:rsid="16fe8708" officeooo:paragraph-rsid="16fe8708"/>
    </style:style>
    <style:style style:name="P41" style:family="paragraph" style:parent-style-name="Text_20_body">
      <style:paragraph-properties fo:text-align="start" style:justify-single-word="false"/>
      <style:text-properties officeooo:rsid="170042c7" officeooo:paragraph-rsid="170042c7"/>
    </style:style>
    <style:style style:name="P42" style:family="paragraph" style:parent-style-name="Text_20_body">
      <style:paragraph-properties fo:text-align="start" style:justify-single-word="false"/>
      <style:text-properties officeooo:rsid="16a77731" officeooo:paragraph-rsid="16ce184b"/>
    </style:style>
    <style:style style:name="P43" style:family="paragraph" style:parent-style-name="Text_20_body">
      <style:paragraph-properties fo:text-align="start" style:justify-single-word="false"/>
      <style:text-properties officeooo:rsid="16a77731" officeooo:paragraph-rsid="16d19975"/>
    </style:style>
    <style:style style:name="P44" style:family="paragraph" style:parent-style-name="Text_20_body">
      <style:paragraph-properties fo:text-align="start" style:justify-single-word="false"/>
      <style:text-properties officeooo:rsid="1701049f" officeooo:paragraph-rsid="1701049f"/>
    </style:style>
    <style:style style:name="P45" style:family="paragraph" style:parent-style-name="Text_20_body">
      <style:paragraph-properties fo:text-align="start" style:justify-single-word="false"/>
      <style:text-properties officeooo:rsid="16b56fd7" officeooo:paragraph-rsid="16ce184b"/>
    </style:style>
    <style:style style:name="P46" style:family="paragraph" style:parent-style-name="Text_20_body">
      <style:paragraph-properties fo:text-align="start" style:justify-single-word="false"/>
      <style:text-properties officeooo:rsid="17016e3c" officeooo:paragraph-rsid="17016e3c"/>
    </style:style>
    <style:style style:name="P47" style:family="paragraph" style:parent-style-name="Text_20_body">
      <style:paragraph-properties fo:text-align="start" style:justify-single-word="false"/>
      <style:text-properties officeooo:rsid="16e9fa1b" officeooo:paragraph-rsid="16e9fa1b"/>
    </style:style>
    <style:style style:name="P48" style:family="paragraph" style:parent-style-name="Text_20_body">
      <style:paragraph-properties fo:text-align="start" style:justify-single-word="false"/>
      <style:text-properties officeooo:rsid="17035add" officeooo:paragraph-rsid="17035add"/>
    </style:style>
    <style:style style:name="P49" style:family="paragraph" style:parent-style-name="Text_20_body">
      <style:paragraph-properties fo:text-align="start" style:justify-single-word="false"/>
      <style:text-properties officeooo:rsid="17035add" officeooo:paragraph-rsid="1726d6c6"/>
    </style:style>
    <style:style style:name="P50" style:family="paragraph" style:parent-style-name="Text_20_body">
      <style:paragraph-properties fo:text-align="start" style:justify-single-word="false"/>
      <style:text-properties officeooo:rsid="16a2380d" officeooo:paragraph-rsid="16ce184b"/>
    </style:style>
    <style:style style:name="P51" style:family="paragraph" style:parent-style-name="Text_20_body">
      <style:paragraph-properties fo:text-align="start" style:justify-single-word="false"/>
      <style:text-properties officeooo:rsid="16d5fa91" officeooo:paragraph-rsid="16d5fa91"/>
    </style:style>
    <style:style style:name="P52" style:family="paragraph" style:parent-style-name="Text_20_body">
      <style:paragraph-properties fo:text-align="start" style:justify-single-word="false"/>
      <style:text-properties officeooo:rsid="1704a188" officeooo:paragraph-rsid="1704a188"/>
    </style:style>
    <style:style style:name="P53" style:family="paragraph" style:parent-style-name="Text_20_body">
      <style:paragraph-properties fo:text-align="start" style:justify-single-word="false"/>
      <style:text-properties officeooo:rsid="16e269f2" officeooo:paragraph-rsid="16e269f2"/>
    </style:style>
    <style:style style:name="P54" style:family="paragraph" style:parent-style-name="Text_20_body">
      <style:paragraph-properties fo:text-align="start" style:justify-single-word="false"/>
      <style:text-properties officeooo:rsid="170594e2" officeooo:paragraph-rsid="170594e2"/>
    </style:style>
    <style:style style:name="P55" style:family="paragraph" style:parent-style-name="Text_20_body">
      <style:text-properties officeooo:rsid="1705ad98" officeooo:paragraph-rsid="1705ad98"/>
    </style:style>
    <style:style style:name="P56" style:family="paragraph" style:parent-style-name="Text_20_body">
      <style:paragraph-properties fo:text-align="start" style:justify-single-word="false"/>
      <style:text-properties officeooo:rsid="17068226" officeooo:paragraph-rsid="17068226"/>
    </style:style>
    <style:style style:name="P57" style:family="paragraph" style:parent-style-name="Text_20_body">
      <style:paragraph-properties fo:text-align="start" style:justify-single-word="false"/>
      <style:text-properties officeooo:rsid="1707a58a" officeooo:paragraph-rsid="1707a58a"/>
    </style:style>
    <style:style style:name="P58" style:family="paragraph" style:parent-style-name="Text_20_body">
      <style:paragraph-properties fo:text-align="start" style:justify-single-word="false"/>
      <style:text-properties officeooo:rsid="16be7978" officeooo:paragraph-rsid="16ce184b"/>
    </style:style>
    <style:style style:name="P59" style:family="paragraph" style:parent-style-name="Text_20_body">
      <style:paragraph-properties fo:text-align="start" style:justify-single-word="false"/>
      <style:text-properties officeooo:rsid="17094c19" officeooo:paragraph-rsid="17094c19"/>
    </style:style>
    <style:style style:name="P60" style:family="paragraph" style:parent-style-name="Text_20_body">
      <style:paragraph-properties fo:text-align="start" style:justify-single-word="false"/>
      <style:text-properties officeooo:rsid="16a80635" officeooo:paragraph-rsid="16ce184b"/>
    </style:style>
    <style:style style:name="P61" style:family="paragraph" style:parent-style-name="Text_20_body">
      <style:paragraph-properties fo:text-align="start" style:justify-single-word="false"/>
      <style:text-properties officeooo:rsid="1709951f" officeooo:paragraph-rsid="1709951f"/>
    </style:style>
    <style:style style:name="P62" style:family="paragraph" style:parent-style-name="Text_20_body">
      <style:paragraph-properties fo:text-align="start" style:justify-single-word="false"/>
      <style:text-properties officeooo:rsid="1709c9bf" officeooo:paragraph-rsid="1709c9bf"/>
    </style:style>
    <style:style style:name="P63" style:family="paragraph" style:parent-style-name="Text_20_body">
      <style:paragraph-properties fo:text-align="start" style:justify-single-word="false"/>
      <style:text-properties officeooo:rsid="170c85fd" officeooo:paragraph-rsid="170c85fd"/>
    </style:style>
    <style:style style:name="P64" style:family="paragraph" style:parent-style-name="Text_20_body">
      <style:paragraph-properties fo:text-align="start" style:justify-single-word="false"/>
      <style:text-properties officeooo:paragraph-rsid="171de657"/>
    </style:style>
    <style:style style:name="P65" style:family="paragraph" style:parent-style-name="Text_20_body">
      <style:paragraph-properties fo:text-align="start" style:justify-single-word="false"/>
      <style:text-properties officeooo:paragraph-rsid="16eccd50"/>
    </style:style>
    <style:style style:name="P66" style:family="paragraph" style:parent-style-name="Text_20_body">
      <style:paragraph-properties fo:text-align="start" style:justify-single-word="false"/>
      <style:text-properties officeooo:paragraph-rsid="17307886"/>
    </style:style>
    <style:style style:name="P67" style:family="paragraph" style:parent-style-name="Text_20_body">
      <style:paragraph-properties fo:text-align="start" style:justify-single-word="false"/>
      <style:text-properties officeooo:rsid="16f54c98" officeooo:paragraph-rsid="16f54c98"/>
    </style:style>
    <style:style style:name="P68" style:family="paragraph" style:parent-style-name="Text_20_body">
      <style:paragraph-properties fo:text-align="start" style:justify-single-word="false"/>
      <style:text-properties officeooo:rsid="16a3d11f" officeooo:paragraph-rsid="16d20f59"/>
    </style:style>
    <style:style style:name="P69" style:family="paragraph" style:parent-style-name="Text_20_body">
      <style:paragraph-properties fo:text-align="start" style:justify-single-word="false"/>
      <style:text-properties officeooo:rsid="170dba58" officeooo:paragraph-rsid="170dba58"/>
    </style:style>
    <style:style style:name="P70" style:family="paragraph" style:parent-style-name="Text_20_body">
      <style:paragraph-properties fo:text-align="start" style:justify-single-word="false"/>
      <style:text-properties officeooo:rsid="170ebdfb" officeooo:paragraph-rsid="170ebdfb"/>
    </style:style>
    <style:style style:name="P71" style:family="paragraph" style:parent-style-name="Text_20_body">
      <style:paragraph-properties fo:text-align="start" style:justify-single-word="false"/>
      <style:text-properties officeooo:rsid="170ee697" officeooo:paragraph-rsid="170ee697"/>
    </style:style>
    <style:style style:name="P72" style:family="paragraph" style:parent-style-name="Text_20_body">
      <style:paragraph-properties fo:text-align="start" style:justify-single-word="false"/>
      <style:text-properties officeooo:rsid="170fea50" officeooo:paragraph-rsid="170fea50"/>
    </style:style>
    <style:style style:name="P73" style:family="paragraph" style:parent-style-name="Text_20_body">
      <style:paragraph-properties fo:text-align="start" style:justify-single-word="false"/>
      <style:text-properties officeooo:rsid="16c04383" officeooo:paragraph-rsid="16ce184b"/>
    </style:style>
    <style:style style:name="P74" style:family="paragraph" style:parent-style-name="Text_20_body">
      <style:paragraph-properties fo:text-align="start" style:justify-single-word="false"/>
      <style:text-properties officeooo:rsid="1713751d" officeooo:paragraph-rsid="1713751d"/>
    </style:style>
    <style:style style:name="P75" style:family="paragraph" style:parent-style-name="Text_20_body">
      <style:paragraph-properties fo:text-align="start" style:justify-single-word="false"/>
      <style:text-properties officeooo:rsid="17143a5a" officeooo:paragraph-rsid="17143a5a"/>
    </style:style>
    <style:style style:name="P76" style:family="paragraph" style:parent-style-name="Text_20_body">
      <style:paragraph-properties fo:text-align="start" style:justify-single-word="false"/>
      <style:text-properties officeooo:rsid="17145886" officeooo:paragraph-rsid="17145886"/>
    </style:style>
    <style:style style:name="P77" style:family="paragraph" style:parent-style-name="Text_20_body">
      <style:paragraph-properties fo:text-align="start" style:justify-single-word="false"/>
      <style:text-properties officeooo:rsid="1714bbe1" officeooo:paragraph-rsid="1714bbe1"/>
    </style:style>
    <style:style style:name="P78" style:family="paragraph" style:parent-style-name="Text_20_body">
      <style:paragraph-properties fo:text-align="start" style:justify-single-word="false"/>
      <style:text-properties officeooo:rsid="16acb9f7" officeooo:paragraph-rsid="16ce184b"/>
    </style:style>
    <style:style style:name="P79" style:family="paragraph" style:parent-style-name="Text_20_body">
      <style:paragraph-properties fo:text-align="start" style:justify-single-word="false"/>
      <style:text-properties officeooo:rsid="1715e52a" officeooo:paragraph-rsid="1715e52a"/>
    </style:style>
    <style:style style:name="P80" style:family="paragraph" style:parent-style-name="Text_20_body">
      <style:paragraph-properties fo:text-align="start" style:justify-single-word="false"/>
      <style:text-properties officeooo:rsid="16c67add" officeooo:paragraph-rsid="16ce184b"/>
    </style:style>
    <style:style style:name="P81" style:family="paragraph" style:parent-style-name="Text_20_body">
      <style:paragraph-properties fo:text-align="start" style:justify-single-word="false"/>
      <style:text-properties officeooo:rsid="17164709" officeooo:paragraph-rsid="17164709"/>
    </style:style>
    <style:style style:name="P82" style:family="paragraph" style:parent-style-name="Text_20_body">
      <style:paragraph-properties fo:text-align="start" style:justify-single-word="false"/>
      <style:text-properties officeooo:rsid="17174d52" officeooo:paragraph-rsid="17174d52"/>
    </style:style>
    <style:style style:name="P83" style:family="paragraph" style:parent-style-name="Text_20_body">
      <style:paragraph-properties fo:text-align="start" style:justify-single-word="false"/>
      <style:text-properties officeooo:rsid="171911cc" officeooo:paragraph-rsid="171911cc"/>
    </style:style>
    <style:style style:name="P84" style:family="paragraph" style:parent-style-name="Text_20_body">
      <style:paragraph-properties fo:text-align="start" style:justify-single-word="false"/>
      <style:text-properties officeooo:rsid="171a4156" officeooo:paragraph-rsid="171a4156"/>
    </style:style>
    <style:style style:name="P85" style:family="paragraph" style:parent-style-name="Text_20_body">
      <style:paragraph-properties fo:text-align="start" style:justify-single-word="false"/>
      <style:text-properties officeooo:rsid="171c0e87" officeooo:paragraph-rsid="171c0e87"/>
    </style:style>
    <style:style style:name="P86" style:family="paragraph" style:parent-style-name="Text_20_body">
      <style:paragraph-properties fo:text-align="start" style:justify-single-word="false"/>
      <style:text-properties officeooo:rsid="171fd374" officeooo:paragraph-rsid="171fd374"/>
    </style:style>
    <style:style style:name="P87" style:family="paragraph" style:parent-style-name="Text_20_body">
      <style:paragraph-properties fo:text-align="start" style:justify-single-word="false"/>
      <style:text-properties officeooo:rsid="1720d6ea" officeooo:paragraph-rsid="1720d6ea"/>
    </style:style>
    <style:style style:name="P88" style:family="paragraph" style:parent-style-name="Text_20_body">
      <style:paragraph-properties fo:text-align="start" style:justify-single-word="false"/>
      <style:text-properties officeooo:rsid="1721873d" officeooo:paragraph-rsid="1721873d"/>
    </style:style>
    <style:style style:name="P89" style:family="paragraph" style:parent-style-name="Text_20_body">
      <style:paragraph-properties fo:text-align="start" style:justify-single-word="false"/>
      <style:text-properties officeooo:rsid="16fd8865" officeooo:paragraph-rsid="16fd8865"/>
    </style:style>
    <style:style style:name="P90" style:family="paragraph" style:parent-style-name="Text_20_body">
      <style:paragraph-properties fo:text-align="start" style:justify-single-word="false"/>
      <style:text-properties officeooo:rsid="1721d90d" officeooo:paragraph-rsid="1721d90d"/>
    </style:style>
    <style:style style:name="P91" style:family="paragraph" style:parent-style-name="Text_20_body">
      <style:paragraph-properties fo:text-align="start" style:justify-single-word="false"/>
      <style:text-properties officeooo:rsid="1723728c" officeooo:paragraph-rsid="1723728c"/>
    </style:style>
    <style:style style:name="P92" style:family="paragraph" style:parent-style-name="Text_20_body">
      <style:paragraph-properties fo:text-align="start" style:justify-single-word="false"/>
      <style:text-properties officeooo:rsid="16cc542d" officeooo:paragraph-rsid="16ce184b"/>
    </style:style>
    <style:style style:name="P93" style:family="paragraph" style:parent-style-name="Text_20_body">
      <style:paragraph-properties fo:text-align="start" style:justify-single-word="false"/>
      <style:text-properties officeooo:rsid="1724e306" officeooo:paragraph-rsid="1724e306"/>
    </style:style>
    <style:style style:name="P94" style:family="paragraph" style:parent-style-name="Text_20_body">
      <style:paragraph-properties fo:text-align="start" style:justify-single-word="false"/>
      <style:text-properties officeooo:rsid="17263ea3" officeooo:paragraph-rsid="17263ea3"/>
    </style:style>
    <style:style style:name="P95" style:family="paragraph" style:parent-style-name="Text_20_body">
      <style:paragraph-properties fo:text-align="start" style:justify-single-word="false"/>
      <style:text-properties officeooo:rsid="1726d6c6" officeooo:paragraph-rsid="1726d6c6"/>
    </style:style>
    <style:style style:name="P96" style:family="paragraph" style:parent-style-name="Text_20_body">
      <style:paragraph-properties fo:text-align="start" style:justify-single-word="false"/>
      <style:text-properties officeooo:rsid="1727eb79" officeooo:paragraph-rsid="1727eb79"/>
    </style:style>
    <style:style style:name="P97" style:family="paragraph" style:parent-style-name="Text_20_body">
      <style:paragraph-properties fo:text-align="start" style:justify-single-word="false"/>
      <style:text-properties officeooo:rsid="17287537" officeooo:paragraph-rsid="17287537"/>
    </style:style>
    <style:style style:name="P98" style:family="paragraph" style:parent-style-name="Text_20_body">
      <style:paragraph-properties fo:text-align="start" style:justify-single-word="false"/>
      <style:text-properties officeooo:rsid="1729ca95" officeooo:paragraph-rsid="1729ca95"/>
    </style:style>
    <style:style style:name="P99" style:family="paragraph" style:parent-style-name="Text_20_body">
      <style:paragraph-properties fo:text-align="start" style:justify-single-word="false"/>
      <style:text-properties officeooo:rsid="1729e6a2" officeooo:paragraph-rsid="1729e6a2"/>
    </style:style>
    <style:style style:name="P100" style:family="paragraph" style:parent-style-name="Text_20_body">
      <style:paragraph-properties fo:text-align="start" style:justify-single-word="false"/>
      <style:text-properties officeooo:rsid="172b72f3" officeooo:paragraph-rsid="172b72f3"/>
    </style:style>
    <style:style style:name="P101" style:family="paragraph" style:parent-style-name="Text_20_body">
      <style:paragraph-properties fo:text-align="start" style:justify-single-word="false"/>
      <style:text-properties officeooo:rsid="172cf2be" officeooo:paragraph-rsid="172cf2be"/>
    </style:style>
    <style:style style:name="P102" style:family="paragraph" style:parent-style-name="Text_20_body">
      <style:paragraph-properties fo:text-align="start" style:justify-single-word="false"/>
      <style:text-properties officeooo:rsid="172cf2d1" officeooo:paragraph-rsid="172cf2d1"/>
    </style:style>
    <style:style style:name="P103" style:family="paragraph" style:parent-style-name="Text_20_body">
      <style:paragraph-properties fo:text-align="start" style:justify-single-word="false"/>
      <style:text-properties officeooo:rsid="172ea68b" officeooo:paragraph-rsid="172ea68b"/>
    </style:style>
    <style:style style:name="P104" style:family="paragraph" style:parent-style-name="Text_20_body">
      <style:paragraph-properties fo:text-align="start" style:justify-single-word="false"/>
      <style:text-properties officeooo:rsid="172ff178" officeooo:paragraph-rsid="172ff178"/>
    </style:style>
    <style:style style:name="P105" style:family="paragraph" style:parent-style-name="Text_20_body">
      <style:paragraph-properties fo:text-align="start" style:justify-single-word="false"/>
      <style:text-properties officeooo:rsid="172ffc06" officeooo:paragraph-rsid="172ffc06"/>
    </style:style>
    <style:style style:name="P106" style:family="paragraph" style:parent-style-name="Text_20_body">
      <style:paragraph-properties fo:text-align="start" style:justify-single-word="false"/>
      <style:text-properties officeooo:rsid="16fb6b63" officeooo:paragraph-rsid="16fb6b63"/>
    </style:style>
    <style:style style:name="P107" style:family="paragraph" style:parent-style-name="Text_20_body">
      <style:paragraph-properties fo:text-align="start" style:justify-single-word="false"/>
      <style:text-properties officeooo:rsid="17322643" officeooo:paragraph-rsid="17322643"/>
    </style:style>
    <style:style style:name="P108" style:family="paragraph" style:parent-style-name="Text_20_body">
      <style:paragraph-properties fo:text-align="start" style:justify-single-word="false"/>
      <style:text-properties officeooo:rsid="16fa7f7d" officeooo:paragraph-rsid="16fa7f7d"/>
    </style:style>
    <style:style style:name="P109" style:family="paragraph" style:parent-style-name="Text_20_body">
      <style:paragraph-properties fo:text-align="start" style:justify-single-word="false"/>
      <style:text-properties officeooo:rsid="1732423e" officeooo:paragraph-rsid="1732423e"/>
    </style:style>
    <style:style style:name="P110" style:family="paragraph" style:parent-style-name="Text_20_body">
      <style:paragraph-properties fo:text-align="start" style:justify-single-word="false"/>
      <style:text-properties officeooo:rsid="1733b44a" officeooo:paragraph-rsid="1733b44a"/>
    </style:style>
    <style:style style:name="P111" style:family="paragraph" style:parent-style-name="Text_20_body">
      <style:paragraph-properties fo:text-align="start" style:justify-single-word="false"/>
      <style:text-properties officeooo:rsid="17341815" officeooo:paragraph-rsid="17341815"/>
    </style:style>
    <style:style style:name="P112" style:family="paragraph" style:parent-style-name="Text_20_body">
      <style:paragraph-properties fo:text-align="start" style:justify-single-word="false"/>
      <style:text-properties officeooo:rsid="16bf516f" officeooo:paragraph-rsid="16ce184b"/>
    </style:style>
    <style:style style:name="P113" style:family="paragraph" style:parent-style-name="Text_20_body">
      <style:paragraph-properties fo:text-align="start" style:justify-single-word="false"/>
      <style:text-properties officeooo:rsid="17353783" officeooo:paragraph-rsid="17353783"/>
    </style:style>
    <style:style style:name="P114" style:family="paragraph" style:parent-style-name="Text_20_body">
      <style:paragraph-properties fo:text-align="start" style:justify-single-word="false"/>
      <style:text-properties officeooo:rsid="17360b47" officeooo:paragraph-rsid="17360b47"/>
    </style:style>
    <style:style style:name="P115" style:family="paragraph" style:parent-style-name="Text_20_body">
      <style:paragraph-properties fo:text-align="start" style:justify-single-word="false"/>
      <style:text-properties officeooo:rsid="17361c0f" officeooo:paragraph-rsid="17361c0f"/>
    </style:style>
    <style:style style:name="P116" style:family="paragraph" style:parent-style-name="Text_20_body">
      <style:paragraph-properties fo:text-align="start" style:justify-single-word="false"/>
      <style:text-properties officeooo:rsid="1736dc53" officeooo:paragraph-rsid="1736dc53"/>
    </style:style>
    <style:style style:name="P117" style:family="paragraph" style:parent-style-name="Text_20_body">
      <style:paragraph-properties fo:text-align="start" style:justify-single-word="false"/>
      <style:text-properties officeooo:rsid="17377430" officeooo:paragraph-rsid="17377430"/>
    </style:style>
    <style:style style:name="P118" style:family="paragraph" style:parent-style-name="Text_20_body">
      <style:paragraph-properties fo:text-align="start" style:justify-single-word="false"/>
      <style:text-properties officeooo:rsid="1738f9d4" officeooo:paragraph-rsid="1738f9d4"/>
    </style:style>
    <style:style style:name="P119" style:family="paragraph" style:parent-style-name="Text_20_body">
      <style:paragraph-properties fo:text-align="start" style:justify-single-word="false"/>
      <style:text-properties officeooo:rsid="173a12e5" officeooo:paragraph-rsid="173a12e5"/>
    </style:style>
    <style:style style:name="P120" style:family="paragraph" style:parent-style-name="Text_20_body">
      <style:paragraph-properties fo:text-align="start" style:justify-single-word="false"/>
      <style:text-properties officeooo:rsid="173bc0a1" officeooo:paragraph-rsid="173bc0a1"/>
    </style:style>
    <style:style style:name="P121" style:family="paragraph" style:parent-style-name="Text_20_body" style:master-page-name="Standard">
      <style:paragraph-properties style:page-number="auto"/>
      <style:text-properties officeooo:paragraph-rsid="16cfedf3"/>
    </style:style>
    <style:style style:name="P122" style:family="paragraph" style:parent-style-name="Text_20_body">
      <style:text-properties fo:language="cs" fo:country="CZ" officeooo:rsid="170b13dd" officeooo:paragraph-rsid="170b13dd"/>
    </style:style>
    <style:style style:name="P123" style:family="paragraph" style:parent-style-name="Heading_20_1">
      <style:text-properties officeooo:paragraph-rsid="16ce184b"/>
    </style:style>
    <style:style style:name="P124" style:family="paragraph" style:parent-style-name="Heading_20_1">
      <style:text-properties officeooo:rsid="16bcf6a6" officeooo:paragraph-rsid="16bcf6a6"/>
    </style:style>
    <style:style style:name="T1" style:family="text">
      <style:text-properties officeooo:rsid="16a91a19"/>
    </style:style>
    <style:style style:name="T2" style:family="text">
      <style:text-properties officeooo:rsid="16aac535"/>
    </style:style>
    <style:style style:name="T3" style:family="text">
      <style:text-properties officeooo:rsid="16b0cc69"/>
    </style:style>
    <style:style style:name="T4" style:family="text">
      <style:text-properties officeooo:rsid="16b3946a"/>
    </style:style>
    <style:style style:name="T5" style:family="text">
      <style:text-properties officeooo:rsid="16b6a31c"/>
    </style:style>
    <style:style style:name="T6" style:family="text">
      <style:text-properties officeooo:rsid="16b88084"/>
    </style:style>
    <style:style style:name="T7" style:family="text">
      <style:text-properties officeooo:rsid="16bf554b"/>
    </style:style>
    <style:style style:name="T8" style:family="text">
      <style:text-properties officeooo:rsid="16c2b50f"/>
    </style:style>
    <style:style style:name="T9" style:family="text">
      <style:text-properties officeooo:rsid="3a6c0429"/>
    </style:style>
    <style:style style:name="T10" style:family="text">
      <style:text-properties officeooo:rsid="3ae11322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3b01cb12"/>
    </style:style>
    <style:style style:name="T13" style:family="text">
      <style:text-properties fo:language="cs" fo:country="CZ" officeooo:rsid="3adf0340"/>
    </style:style>
    <style:style style:name="T14" style:family="text">
      <style:text-properties fo:language="cs" fo:country="CZ" officeooo:rsid="16d16506"/>
    </style:style>
    <style:style style:name="T15" style:family="text">
      <style:text-properties officeooo:rsid="3a70e331"/>
    </style:style>
    <style:style style:name="T16" style:family="text">
      <style:text-properties officeooo:rsid="3adcbf72"/>
    </style:style>
    <style:style style:name="T17" style:family="text">
      <style:text-properties officeooo:rsid="3add670d"/>
    </style:style>
    <style:style style:name="T18" style:family="text">
      <style:text-properties officeooo:rsid="3adef726"/>
    </style:style>
    <style:style style:name="T19" style:family="text">
      <style:text-properties officeooo:rsid="3adffe37"/>
    </style:style>
    <style:style style:name="T20" style:family="text">
      <style:text-properties officeooo:rsid="16d19975"/>
    </style:style>
    <style:style style:name="T21" style:family="text">
      <style:text-properties officeooo:rsid="16d20f59"/>
    </style:style>
    <style:style style:name="T22" style:family="text">
      <style:text-properties officeooo:rsid="16d3545f"/>
    </style:style>
    <style:style style:name="T23" style:family="text">
      <style:text-properties officeooo:rsid="16d59c4d"/>
    </style:style>
    <style:style style:name="T24" style:family="text">
      <style:text-properties officeooo:rsid="16d786ce"/>
    </style:style>
    <style:style style:name="T25" style:family="text">
      <style:text-properties officeooo:rsid="16d9016f"/>
    </style:style>
    <style:style style:name="T26" style:family="text">
      <style:text-properties officeooo:rsid="16dc1322"/>
    </style:style>
    <style:style style:name="T27" style:family="text">
      <style:text-properties officeooo:rsid="16df8394"/>
    </style:style>
    <style:style style:name="T28" style:family="text">
      <style:text-properties officeooo:rsid="16e58cde"/>
    </style:style>
    <style:style style:name="T29" style:family="text">
      <style:text-properties officeooo:rsid="16e70bee"/>
    </style:style>
    <style:style style:name="T30" style:family="text">
      <style:text-properties officeooo:rsid="16e896f8"/>
    </style:style>
    <style:style style:name="T31" style:family="text">
      <style:text-properties officeooo:rsid="16e9589f"/>
    </style:style>
    <style:style style:name="T32" style:family="text">
      <style:text-properties officeooo:rsid="16e9ee9c"/>
    </style:style>
    <style:style style:name="T33" style:family="text">
      <style:text-properties officeooo:rsid="16e9fa1b"/>
    </style:style>
    <style:style style:name="T34" style:family="text">
      <style:text-properties officeooo:rsid="16ee9a17"/>
    </style:style>
    <style:style style:name="T35" style:family="text">
      <style:text-properties officeooo:rsid="16ef59c5"/>
    </style:style>
    <style:style style:name="T36" style:family="text">
      <style:text-properties officeooo:rsid="16f0ce60"/>
    </style:style>
    <style:style style:name="T37" style:family="text">
      <style:text-properties officeooo:rsid="16f54c98"/>
    </style:style>
    <style:style style:name="T38" style:family="text">
      <style:text-properties officeooo:rsid="16f963b5"/>
    </style:style>
    <style:style style:name="T39" style:family="text">
      <style:text-properties officeooo:rsid="3ada9da4"/>
    </style:style>
    <style:style style:name="T40" style:family="text">
      <style:text-properties style:use-window-font-color="true" style:font-name="Georgia1" fo:font-size="10pt" fo:letter-spacing="0.004cm" fo:language="cs" fo:country="CZ" officeooo:rsid="3adf034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1" style:family="text">
      <style:text-properties style:use-window-font-color="true" style:font-name="Georgia1" fo:font-size="10pt" fo:letter-spacing="0.004cm" fo:language="cs" fo:country="CZ" officeooo:rsid="17035add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2" style:family="text">
      <style:text-properties style:use-window-font-color="true" style:font-name="Georgia1" fo:font-size="10pt" fo:letter-spacing="0.004cm" fo:language="cs" fo:country="CZ" officeooo:rsid="171c0e8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3" style:family="text">
      <style:text-properties style:use-window-font-color="true" style:font-name="Georgia1" fo:font-size="10pt" fo:letter-spacing="0.004cm" fo:language="cs" fo:country="CZ" officeooo:rsid="171de65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4" style:family="text">
      <style:text-properties style:use-window-font-color="true" style:font-name="Georgia1" fo:font-size="10pt" fo:letter-spacing="0.004cm" fo:language="cs" fo:country="CZ" officeooo:rsid="16eccd5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5" style:family="text">
      <style:text-properties style:use-window-font-color="true" style:font-name="Georgia1" fo:font-size="10pt" fo:letter-spacing="0.004cm" fo:language="cs" fo:country="CZ" officeooo:rsid="171fd374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6" style:family="text">
      <style:text-properties style:use-window-font-color="true" style:font-name="Georgia1" fo:font-size="10pt" fo:letter-spacing="0.004cm" fo:language="cs" fo:country="CZ" officeooo:rsid="17307886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7" style:family="text">
      <style:text-properties style:use-window-font-color="true" style:font-name="Georgia1" fo:font-size="10pt" fo:letter-spacing="0.004cm" fo:language="cs" fo:country="CZ" officeooo:rsid="1730d67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8" style:family="text">
      <style:text-properties style:use-window-font-color="true" style:font-name="Georgia1" fo:font-size="10pt" fo:letter-spacing="0.004cm" fo:language="cs" fo:country="CZ" fo:font-style="normal" officeooo:rsid="4a33343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officeooo:rsid="171de657"/>
    </style:style>
    <style:style style:name="T50" style:family="text">
      <style:text-properties officeooo:rsid="16eccd50"/>
    </style:style>
    <style:style style:name="T51" style:family="text">
      <style:text-properties officeooo:rsid="17307886"/>
    </style:style>
    <style:style style:name="T52" style:family="text">
      <style:text-properties officeooo:rsid="4a4e71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1"><text:span text:style-name="T9">Hebrejština:<text:line-break/></text:span><text:a xlink:type="simple" xlink:href="https://forvo.com/word/שחור/" text:style-name="Internet_20_link" text:visited-style-name="Visited_20_Internet_20_Link">https://forvo.com/word/%D7%A9%D7%97%D7%95%D7%A8/</text:a></text:p>
      <text:p text:style-name="P15"><text:a xlink:type="simple" xlink:href="https://www.doitinhebrew.com/Translate/Default.aspx?txt=dart&amp;kb=US+US&amp;l1=en&amp;l2=iw&amp;s=1" text:style-name="Internet_20_link" text:visited-style-name="Visited_20_Internet_20_Link">https://www.doitinhebrew.com/Translate/Default.aspx?txt=dart&amp;kb=US+US&amp;l1=en&amp;l2=iw&amp;s=1</text:a> </text:p>
      <text:p text:style-name="P15"/>
      <text:p text:style-name="P30">TODO: <text:span text:style-name="T25">Era Solren </text:span>(otevírací formule magické truhly v Opuštěné pevnosti) (věčnost cosi): <text:span text:style-name="T37">Patach tevah (truhlo, otevři se!)</text:span></text:p>
      <text:p text:style-name="P15"/>
      <text:p text:style-name="P19">TODO (kouzlené formule):</text:p>
      <text:p text:style-name="P19">Ohnivá <text:span text:style-name="T15">střela</text:span>: <text:span text:style-name="T16">Eš (oheň) týl (střela)</text:span></text:p>
      <text:p text:style-name="P21">Kulový blesk: <text:span text:style-name="T16">Nešef (koule) bárak</text:span></text:p>
      <text:p text:style-name="P21">Pomalý pád: <text:span text:style-name="T17">Itij (pomalý) mapal (pád)</text:span></text:p>
      <text:p text:style-name="P21">Přenos myšlenek: <text:span text:style-name="T18">Hávarah (transfer) chašav (thought)</text:span></text:p>
      <text:p text:style-name="P15"><text:span text:style-name="T39">Světlo: </text:span><text:span text:style-name="T40">Ó</text:span><text:span text:style-name="T41">r</text:span><text:span text:style-name="T13"> (light) /</text:span><text:span text:style-name="T14">* to se bude plést se šachor, sakryš */</text:span></text:p>
      <text:p text:style-name="P21">Uzdrav zranění: <text:span text:style-name="T19">Hivrij (heal, cure) petza (wound) </text:span></text:p>
      <text:p text:style-name="P16">Výboj (to je nejspíš černý blesk, ale whatever): <text:span text:style-name="T19">Šichrur</text:span></text:p>
      <text:p text:style-name="P16">Vzplanutí: <text:span text:style-name="T12">Kvidžah</text:span></text:p>
      <text:p text:style-name="P55"><text:span text:style-name="T12">P</text:span><text:span text:style-name="T11">rotoplasma: Makor (zdroj) refeš (sliz)</text:span></text:p>
      <text:h text:style-name="Heading_20_1" text:outline-level="1">Množné číslo</text:h>
      <text:p text:style-name="P122">- přidat na konec slova -im. (Ot je písmeno nebo runa, otim jsou runy).</text:p>
      <text:p text:style-name="P122">(Tohle asi v hebrejštině funguje jen pro podstatná jména ženského rodu, ale to asi nebudu řešit)</text:p>
      <text:h text:style-name="P123" text:outline-level="1">Slovník</text:h>
      <text:p text:style-name="P42">Blesk – <text:span text:style-name="T20">Bárak</text:span></text:p>
      <text:p text:style-name="P111">Bouře – Sufah</text:p>
      <text:p text:style-name="P44">Beranidlo – Zelokvah</text:p>
      <text:p text:style-name="P87">Bílý – Lavan</text:p>
      <text:p text:style-name="P66"><text:span text:style-name="T51">Čepel – </text:span><text:span text:style-name="T46">T</text:span><text:span text:style-name="T47">araf</text:span></text:p>
      <text:p text:style-name="P60">Dech – <text:span text:style-name="T36">Nišima</text:span></text:p>
      <text:p text:style-name="P61">Detekovat – Gilah</text:p>
      <text:p text:style-name="P118">Déšť - Gešem</text:p>
      <text:p text:style-name="P83">Dlouhý – Arukh</text:p>
      <text:p text:style-name="P37">Duše – Ne<text:span text:style-name="T38">f</text:span>e<text:span text:style-name="T38">š</text:span></text:p>
      <text:p text:style-name="P72">Duplikát – Hetek</text:p>
      <text:p text:style-name="P99">Dvojník - Kefel</text:p>
      <text:p text:style-name="P40">Dýka – Pygion</text:p>
      <text:p text:style-name="P41">Dým - Ašan</text:p>
      <text:p text:style-name="P80"><text:span text:style-name="T20">Věčnost</text:span> – <text:span text:style-name="T35">Olam</text:span></text:p>
      <text:p text:style-name="P98">Had – Nachaš</text:p>
      <text:p text:style-name="P79">Hladina – Šetah</text:p>
      <text:p text:style-name="P8">Hojit, <text:span text:style-name="T36">Léčit</text:span> – <text:span text:style-name="T36">Efel</text:span></text:p>
      <text:p text:style-name="P78">Huňáč – </text:p>
      <text:p text:style-name="P117"><text:soft-page-break/>Hypnóza – <text:span text:style-name="T52">Hipnut</text:span></text:p>
      <text:p text:style-name="P79">Chůze – Halijkah</text:p>
      <text:p text:style-name="P64"><text:span text:style-name="T42">I</text:span><text:span text:style-name="T43">luze</text:span><text:span text:style-name="T49"> – Ašlajah</text:span></text:p>
      <text:p text:style-name="P37">Jasný – Zoher</text:p>
      <text:p text:style-name="P5">Jed – <text:span text:style-name="T34">Eres</text:span></text:p>
      <text:p text:style-name="P43">Koule – <text:span text:style-name="T16">Nešef</text:span></text:p>
      <text:p text:style-name="P94">Kouzlo – Kišuf</text:p>
      <text:p text:style-name="P51">Král – Melech</text:p>
      <text:p text:style-name="P52">Krev – Dam</text:p>
      <text:p text:style-name="P84">Lazebník – Sapar</text:p>
      <text:p text:style-name="P97">Lano – Ševel</text:p>
      <text:p text:style-name="P89">Led – Kerach</text:p>
      <text:p text:style-name="P60">Lektvar – <text:span text:style-name="T24">Miškal</text:span></text:p>
      <text:p text:style-name="P90">Levitace – Rišef</text:p>
      <text:p text:style-name="P47">Léčit, <text:span text:style-name="T36">Hojit</text:span> – Efel</text:p>
      <text:p text:style-name="P48">Magie – Kesem</text:p>
      <text:p text:style-name="P48">Magický – Kasum</text:p>
      <text:p text:style-name="P115">Mimoprostor – Míver chalal</text:p>
      <text:p text:style-name="P105">Minulost – Avar</text:p>
      <text:p text:style-name="P106">Mistr – Adon</text:p>
      <text:p text:style-name="P110">Mrak – Anan</text:p>
      <text:p text:style-name="P107"><text:soft-page-break/>Mráz – Karah</text:p>
      <text:p text:style-name="P68">Myšlenka – <text:span text:style-name="T21">Chašav</text:span></text:p>
      <text:p text:style-name="P88">Najít – Matza</text:p>
      <text:p text:style-name="P120">Návrat - Hašavah</text:p>
      <text:p text:style-name="P58">Nechť – </text:p>
      <text:p text:style-name="P57">Neviditelnost – Ij ryjut</text:p>
      <text:p text:style-name="P45">Očarování – <text:span text:style-name="T33">Kesem</text:span></text:p>
      <text:p text:style-name="P46">Oblouk – Kešet</text:p>
      <text:p text:style-name="P11">Oheň – <text:span text:style-name="T20">Eš</text:span></text:p>
      <text:p text:style-name="P13">Ochrana – <text:span text:style-name="T32">Haganah</text:span></text:p>
      <text:p text:style-name="P76">Oko – Ajin</text:p>
      <text:p text:style-name="P67">Otevřít – Patach</text:p>
      <text:p text:style-name="P63">Oslnivý – Misanver</text:p>
      <text:p text:style-name="P70">Pamatuj – Zakhar</text:p>
      <text:p text:style-name="P81">Paralýza – Šituk</text:p>
      <text:p text:style-name="P96">Past – Peh</text:p>
      <text:p text:style-name="P34">Paže – Zroa</text:p>
      <text:p text:style-name="P23">Pád – Mapal</text:p>
      <text:p text:style-name="P39">Pes – Naval</text:p>
      <text:p text:style-name="P102">Podoba – Chazut</text:p>
      <text:p text:style-name="P92">Pomalý – <text:span text:style-name="T21">Itij</text:span></text:p>
      <text:p text:style-name="P119"><text:soft-page-break/>Portál - Šár</text:p>
      <text:p text:style-name="P101">Proměna (metamorfóza) – *Šinuj tzurah*</text:p>
      <text:p text:style-name="P93">Proti (předpona) – Neged</text:p>
      <text:p text:style-name="P114">Prostor – Chalal</text:p>
      <text:p text:style-name="P68">Přenos – <text:span text:style-name="T18">Hávarah</text:span></text:p>
      <text:p text:style-name="P85">Přelud – Ašlajah</text:p>
      <text:p text:style-name="P69">Přines – Palat</text:p>
      <text:p text:style-name="P10">Regenerace – <text:span text:style-name="T31">Hitchatšud</text:span></text:p>
      <text:p text:style-name="P8">Rituál – <text:span text:style-name="T30">Tikis</text:span></text:p>
      <text:p text:style-name="P13">Ru<text:span text:style-name="T3">ka</text:span> – <text:span text:style-name="T28">Jad</text:span></text:p>
      <text:p text:style-name="P59">Runa – Ot</text:p>
      <text:p text:style-name="P62">Runy – Otim</text:p>
      <text:p text:style-name="P13">Rukavice – <text:span text:style-name="T29">Kfafa</text:span></text:p>
      <text:p text:style-name="P9">Řád – <text:span text:style-name="T23">Mištar</text:span></text:p>
      <text:p text:style-name="P53">Silný – Chazak</text:p>
      <text:p text:style-name="P54">Sliz – Refeš</text:p>
      <text:p text:style-name="P116">Sledování - Gišuš</text:p>
      <text:p text:style-name="P108">Sluha – Mešaret</text:p>
      <text:p text:style-name="P109">Smrt – Mavet</text:p>
      <text:p text:style-name="P36">Sochař - Pasal</text:p>
      <text:p text:style-name="P73"><text:span text:style-name="T8">S</text:span>oustředit – </text:p>
      <text:p text:style-name="P74"><text:soft-page-break/>Spánek - Šenah</text:p>
      <text:p text:style-name="P38">Srst – </text:p>
      <text:p text:style-name="P39">Strážce – Haganah</text:p>
      <text:p text:style-name="P12">Stvořit – <text:s/><text:span text:style-name="T48">Jatzar</text:span></text:p>
      <text:p text:style-name="P24">Střela – Týl</text:p>
      <text:p text:style-name="P56">Sugesce – Hašáh</text:p>
      <text:p text:style-name="P50">Světlo – <text:span text:style-name="T21">Ór</text:span></text:p>
      <text:p text:style-name="P48">Štít – Magen</text:p>
      <text:p text:style-name="P91">Ticho – Šeket</text:p>
      <text:p text:style-name="P75">Tlampač – Ramkol</text:p>
      <text:p text:style-name="P112">Tento, tyto – <text:span text:style-name="T22">Hazat</text:span></text:p>
      <text:p text:style-name="P113">Torna – Sak</text:p>
      <text:p text:style-name="P67">Truhla – Tevah</text:p>
      <text:p text:style-name="P82">Tříšť – Ketim</text:p>
      <text:p text:style-name="P100">Úder – Nagaf</text:p>
      <text:p text:style-name="P82">Úlomek – Keta</text:p>
      <text:p text:style-name="P39">Věrný – Medujak</text:p>
      <text:p text:style-name="P104">Vize – Chazon</text:p>
      <text:p text:style-name="P71">Zapomeň – Šakhah</text:p>
      <text:p text:style-name="P63">Zář – Lehavah</text:p>
      <text:p text:style-name="P49">Zdroj – Makor</text:p>
      <text:p text:style-name="P57"><text:soft-page-break/>Zbroj – Shirion</text:p>
      <text:p text:style-name="P103">Změna – Šinah</text:p>
      <text:p text:style-name="P65"><text:span text:style-name="T50">Zranění – Pe</text:span><text:span text:style-name="T44">t</text:span><text:span text:style-name="T45">z</text:span><text:span text:style-name="T50">a</text:span></text:p>
      <text:p text:style-name="P95">Zlomit – Šavar</text:p>
      <text:p text:style-name="P86">Zvuk – Kol</text:p>
      <text:p text:style-name="P77">Žár – Lahat</text:p>
      <text:h text:style-name="Heading_20_1" text:outline-level="1">Formule</text:h>
      <text:p text:style-name="P20">Ohnivá <text:span text:style-name="T15">střela – Eš (oheň) týl (střela)</text:span></text:p>
      <text:p text:style-name="P22">Kulový blesk – <text:span text:style-name="T16">Nešef (koule) bárak</text:span></text:p>
      <text:p text:style-name="P22">Pomalý pád: <text:span text:style-name="T17">Itij (pomalý) mapal (pád)</text:span></text:p>
      <text:p text:style-name="P22">Přenos myšlenek: <text:span text:style-name="T18">Hávarah (transfer) chašav (thought)</text:span></text:p>
      <text:p text:style-name="P22">Světlo: <text:span text:style-name="T21">Ór</text:span><text:span text:style-name="T13"> (light)</text:span></text:p>
      <text:p text:style-name="P22">Uzdrav zranění: <text:span text:style-name="T33">Efel (heal) petza (wound) </text:span></text:p>
      <text:p text:style-name="P18">Výboj (to je nejspíš černý blesk, ale whatever): <text:span text:style-name="T19">Šichrur</text:span></text:p>
      <text:p text:style-name="P17">Vzplanutí: <text:span text:style-name="T10">Kvijah </text:span><text:span text:style-name="T12">(možná spíš Kvidžah)</text:span></text:p>
      <text:p text:style-name="P2"/>
      <text:p text:style-name="P2"/>
      <text:p text:style-name="P2">Hojivý rituál – </text:p>
      <text:p text:style-name="P6">Rituál regenerace – </text:p>
      <text:p text:style-name="P2">Světlo – </text:p>
      <text:p text:style-name="P2">Přenos myšlenek – </text:p>
      <text:p text:style-name="P2">Vzplanutí – </text:p>
      <text:p text:style-name="P2">Kulový blesk – </text:p>
      <text:p text:style-name="P4">Neutralizuj jed – </text:p>
      <text:p text:style-name="P7">Pomalý pád – </text:p>
      <text:h text:style-name="Heading_20_1" text:outline-level="1">Předměty</text:h>
      <text:p text:style-name="P1">/* <text:span text:style-name="T6">Ty jsem asi nemusel překládat – co už */</text:span></text:p>
      <text:p text:style-name="P2">Lektvar ohnivého dechu – <text:span text:style-name="T1">Brahen vár dách</text:span></text:p>
      <text:p text:style-name="P2">Léčivý lektvar – <text:span text:style-name="T2">Landen brahen</text:span></text:p>
      <text:p text:style-name="P25">Lektvar regenerace – Visidiría brahen</text:p>
      <text:p text:style-name="P14">Rukavice ze srsti huňáče – <text:span text:style-name="T4">Vran víš b</text:span>elen tlana</text:p>
      <text:p text:style-name="P3">Očarování rukavic ze srsti huňáče – <text:span text:style-name="T5">Ervadui vran víš belen tlana</text:span></text:p>
      <text:h text:style-name="P124" text:outline-level="1">Očarování</text:h>
      <text:p text:style-name="P26">Nechť tyto rukavice soustředí sílu blesku – <text:span text:style-name="T7">Ade bal belen tlana penen svůš</text:span></text:p>
      <text:h text:style-name="Heading_20_1" text:outline-level="1">Města</text:h>
      <text:p text:style-name="P27">Mištar (Řád) – hlavní město elfských říší <text:span text:style-name="T26">(původně Alondar)</text:span>.</text:p>
      <text:h text:style-name="Heading_20_1" text:outline-level="1">Elfská jména</text:h>
      <text:p text:style-name="P35">Chazak Zroa (silná paže)</text:p>
      <text:p text:style-name="P28"/>
      <text:p text:style-name="P28">Glandir (šlechtic, pán pohraniční tvrze)</text:p>
      <text:p text:style-name="P28">Ardanus (mistr duševní magie, později velmistr laboratoře)</text:p>
      <text:p text:style-name="P29">Ankert (mistr sochař)</text:p>
      <text:p text:style-name="P28">Vilinar (velitel vojsk krále Arkadara)</text:p>
      <text:p text:style-name="P28">Arkadar (král)</text:p>
      <text:p text:style-name="P30">Baholar (velmistr sochařského kolegia)</text:p>
      <text:p text:style-name="P31">Tianas (vůdc výpravy elfů do Opuštěné pevnosti) <text:span text:style-name="T27">(to asi může zůstat, nemusí mít staroeflské jméno)</text:span></text:p>
      <text:p text:style-name="P32">Leandor <text:span text:style-name="T27">(to asi může zůstat, nemusí mít staroeflské jméno)</text:span></text:p>
      <text:p text:style-name="P33">Ailara <text:span text:style-name="T27">(to asi může zůstat, nemusí mít staroeflské jméno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Symbol2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2" svg:font-family="Georgia" style:font-adornments="Bold" style:font-family-generic="roman" style:font-pitch="variable"/>
    <style:font-face style:name="Georgia" svg:font-family="Georgia" style:font-adornments="Italic" style:font-family-generic="roman" style:font-pitch="variable"/>
    <style:font-face style:name="Georgia1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1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1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1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1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1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1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1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1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2" fo:font-family="Symbol" style:font-family-generic="roman" style:font-pitch="variable" style:font-charset="x-symbol" style:font-name-complex="Symbol2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0-29T14:12:01.938000000</dc:date>
    <meta:print-date>2113-01-01T00:00:00</meta:print-date>
    <meta:editing-cycles>10878</meta:editing-cycles>
    <meta:editing-duration>P32DT8H30M27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13" meta:paragraph-count="166" meta:word-count="535" meta:character-count="3729" meta:non-whitespace-character-count="3225"/>
  </office:meta>
</office:document-meta>
</file>